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Calibri2" fo:font-size="9pt" style:text-underline-style="none" fo:font-weight="bold" style:font-size-asian="9pt" style:font-weight-asian="bold" style:font-size-complex="9pt" style:font-weight-complex="bold"/>
    </style:style>
    <style:style style:name="P2" style:family="paragraph" style:parent-style-name="UrbanFooter">
      <style:paragraph-properties fo:text-align="end" style:justify-single-word="false" fo:padding="0.0291in" fo:border-left="none" fo:border-right="none" fo:border-top="none" fo:border-bottom="0.06pt solid #000000" style:join-border="false"/>
    </style:style>
    <style:style style:name="P3" style:family="paragraph" style:parent-style-name="Header">
      <style:paragraph-properties fo:text-align="center" style:justify-single-word="false"/>
      <style:text-properties fo:color="#000000" style:font-name="Calibri2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UrbanFooter">
      <style:paragraph-properties fo:text-align="start" style:justify-single-word="false"/>
    </style:style>
    <style:style style:name="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ext_20_body">
      <style:paragraph-properties fo:text-align="justify" style:justify-single-word="false">
        <style:tab-stops>
          <style:tab-stop style:position="0.5516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fo:font-weight="normal" fo:background-color="transparent" style:font-size-asian="11pt" style:font-weight-asian="normal" style:font-name-complex="Calibri2" style:font-size-complex="11pt" style:font-weight-complex="normal"/>
    </style:style>
    <style:style style:name="P7" style:family="paragraph" style:parent-style-name="Text_20_body">
      <style:text-properties style:use-window-font-color="true" style:font-name="Calibri2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name-complex="Calibri2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fo:font-weight="bold" style:font-size-asian="11pt" style:font-weight-asian="bold" style:font-name-complex="Calibri2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2" fo:font-size="11pt" fo:language="fr" fo:country="BE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11pt" fo:font-style="normal" style:text-underline-style="none" fo:font-weight="normal" officeooo:paragraph-rsid="001c1b8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7.5pt" fo:language="fr" fo:country="BE" style:text-underline-style="none" fo:font-weight="normal" style:font-size-asian="7.5pt" style:font-weight-asian="normal" style:font-name-complex="Calibri2" style:font-size-complex="7.5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0000" style:font-name="Calibri2" fo:font-size="11pt" fo:language="fr" fo:country="BE" style:text-underline-style="none" style:font-size-asian="11pt" style:font-name-complex="Calibri2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0000" style:font-name="Calibri2" fo:font-size="11pt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0000" style:font-name="Calibri2" fo:font-size="11pt" fo:language="fr" fo:country="BE" style:text-underline-style="none" fo:background-color="transparent" style:font-size-asian="11pt" style:font-name-complex="Calibri2" style:font-size-complex="11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text-line-through-style="none" style:text-line-through-type="none" style:font-name="Calibri2" fo:font-size="11pt" fo:language="fr" fo:country="BE" fo:font-style="normal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2" style:family="paragraph" style:parent-style-name="UrbanBody_20_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name-complex="Times New Roman2" style:font-size-complex="11pt"/>
    </style:style>
    <style:style style:name="P23" style:family="paragraph" style:parent-style-name="UrbanBody_20_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text-line-through-style="none" style:text-line-through-type="none" style:font-name="Calibri2" fo:font-size="11pt" fo:font-style="normal" style:text-underline-style="none" fo:font-weight="normal" officeooo:rsid="00164b42" officeooo:paragraph-rsid="001a0ae7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name-complex="Calibri2" style:font-size-complex="11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800000" style:font-name="Calibri2" fo:font-size="11pt" fo:language="fr" fo:country="BE" style:text-underline-style="none" officeooo:paragraph-rsid="00217e1b" style:font-size-asian="11pt" style:font-name-complex="Calibri2" style:font-size-complex="11pt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justify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Times New Roman2" style:font-size-complex="11pt"/>
    </style:style>
    <style:style style:name="T3" style:family="text">
      <style:text-properties fo:color="#000000"/>
    </style:style>
    <style:style style:name="T4" style:family="text">
      <style:text-properties fo:color="#000000" fo:language="fr" fo:country="FR"/>
    </style:style>
    <style:style style:name="T5" style:family="text">
      <style:text-properties fo:color="#000000" fo:language="fr" fo:country="BE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style:use-window-font-color="true" fo:language="fr" fo:country="BE"/>
    </style:style>
    <style:style style:name="T8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Times New Roman2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fo:font-weight="normal" officeooo:rsid="001f988b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Times New Roman2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language="fr" fo:country="B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Times New Roman2" style:font-size-complex="11pt" style:font-style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fo:font-weight="normal" style:font-weight-asian="normal" style:font-name-complex="Calibri2" style:font-weight-complex="normal"/>
    </style:style>
    <style:style style:name="T18" style:family="text">
      <style:text-properties style:use-window-font-color="true" style:text-line-through-style="none" style:text-line-through-type="none" style:font-name-complex="Times New Roman2"/>
    </style:style>
    <style:style style:name="T19" style:family="text">
      <style:text-properties style:use-window-font-color="true" style:text-line-through-style="none" style:text-line-through-type="none" officeooo:rsid="00164b42" style:font-name-complex="Times New Roman2"/>
    </style:style>
    <style:style style:name="T20" style:family="text">
      <style:text-properties style:use-window-font-color="true" style:text-line-through-style="none" style:text-line-through-type="none" style:font-name="Calibri2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21" style:family="text">
      <style:text-properties style:use-window-font-color="true" style:text-line-through-style="none" style:text-line-through-type="none" style:font-name="Calibri2" fo:font-style="normal" style:text-underline-style="none" fo:font-weight="normal" officeooo:rsid="00164b42" style:font-style-asian="normal" style:font-weight-asian="normal" style:font-name-complex="Times New Roman2" style:font-style-complex="normal" style:font-weight-complex="normal"/>
    </style:style>
    <style:style style:name="T22" style:family="text">
      <style:text-properties style:font-name="Calibri2" fo:font-size="2pt" style:font-size-asian="1.75pt" style:font-size-complex="2pt"/>
    </style:style>
    <style:style style:name="T23" style:family="text">
      <style:text-properties style:font-name="Calibri2" fo:font-size="9pt" style:font-size-asian="9pt" style:font-size-complex="9pt"/>
    </style:style>
    <style:style style:name="T24" style:family="text">
      <style:text-properties style:font-name="Calibri2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font-name="Calibri2" fo:font-size="9pt" fo:language="fr" fo:country="BE" style:font-name-asian="Calibri3" style:font-size-asian="9pt" style:font-name-complex="Calibri3" style:font-size-complex="9pt"/>
    </style:style>
    <style:style style:name="T26" style:family="text">
      <style:text-properties style:font-name="Calibri2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T27" style:family="text"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style:font-name="Calibri2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style:font-name-complex="Times New Roman2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color="#ff0000" fo:font-weight="normal" style:font-weight-asian="normal" style:font-name-complex="Calibri2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style:text-outline="false" style:text-line-through-style="none" style:text-line-through-type="none" fo:language="fr" fo:country="B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style:font-name-complex="Times New Roman2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style:font-weight-asian="normal" style:font-name-complex="Times New Roman2" style:font-weight-complex="normal"/>
    </style:style>
    <style:style style:name="T40" style:family="text">
      <style:text-properties style:text-position="33% 80%"/>
    </style:style>
    <style:style style:name="T41" style:family="text">
      <style:text-properties style:text-outline="false" style:text-line-through-style="none" style:text-line-through-type="none" fo:font-style="normal" fo:text-shadow="none" fo:font-weight="normal" officeooo:rsid="001f988b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text-position="0% 100%" style:font-name="Segoe UI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7.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100%" style:font-name="Ubuntu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7.5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1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Ubuntu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1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0% 100%" style:font-name="Segoe UI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5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style:font-name="Ubuntu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5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u le programme stratégique transversal (PST) 2013-2018 approuvé par le conseil communal le 27 janvier 2014 ;</text:p>
      <text:p text:style-name="P9">Vu le Code du Développement Territorial (ci-après, le Code) ;</text:p>
      <text:p text:style-name="Normal">Vu le livre I<text:span text:style-name="T40">er</text:span> du Code de l'environnement en son volet traitant de l'évaluation des incidences sur l'environnement ;</text:p>
      <text:p text:style-name="Normal">Vu le Code wallon du patrimoine ;</text:p>
      <text:p text:style-name="Normal">Vu le décret du 20 novembre 2013 relatif à la performance énergétique (PEB) ;</text:p>
      <text:p text:style-name="P13"><text:span text:style-name="T38"><office:annotation><dc:creator>Christophe Delcourt</dc:creator><dc:date>2017-07-24T09:57:14</dc:date><text:p text:style-name="P27"><text:span text:style-name="T42">do text</text:span><text:span text:style-name="T43"> </text:span><text:span text:style-name="T42">if 'group' in licence_helper.folderCategoryTownship</text:span></text:p></office:annotation></text:span><text:span text:style-name="T38">Attendu que </text:span><text:span text:style-name="T16"><text:text-input text:description="Demandeurs">self.getApplicantsSignaletic(withaddress=True)</text:text-input></text:span><text:span text:style-name="T16"> </text:span><text:span text:style-name="T38">a introduit une demande de permis d’urbanisme de constructions groupées relative à un bien sis à </text:span><text:span text:style-name="T38"><text:text-input text:description="Situation des travaux">self.getWorkLocationSignaletic()</text:text-input></text:span><text:span text:style-name="T38"> cadastré </text:span><text:span text:style-name="T6"><text:text-input text:description="Parcelles">licence_view.get_parcels()</text:text-input></text:span><text:span text:style-name="T6"> ;</text:span></text:p>
      <text:p text:style-name="P13"><text:span text:style-name="T38"><office:annotation><dc:creator>Christophe Delcourt</dc:creator><dc:date>2017-07-24T09:57:14</dc:date><text:p text:style-name="P27"><text:span text:style-name="T42">do text</text:span><text:span text:style-name="T43"> </text:span><text:span text:style-name="T42">if not 'group' in licence_helper.folderCategoryTownship</text:span></text:p></office:annotation></text:span><text:span text:style-name="T38">Attendu que </text:span><text:span text:style-name="T16"><text:text-input text:description="Demandeurs">self.getApplicantsSignaletic(withaddress=True)</text:text-input></text:span><text:span text:style-name="T16"> </text:span><text:span text:style-name="T38">a introduit une demande de permis d’urbanisme relative à un bien sis à </text:span><text:span text:style-name="T38"><text:text-input text:description="Situation des travaux">self.getWorkLocationSignaletic()</text:text-input></text:span><text:span text:style-name="T35"> </text:span>(voirie <text:text-input text:description="">licence_helper.roadType</text:text-input>) cadastré <text:span text:style-name="T3"><text:text-input text:description="Parcelles">licence_view.get_parcels()</text:text-input></text:span><text:span text:style-name="T3"> ;</text:span></text:p>
      <text:p text:style-name="P13"><text:span text:style-name="T3">Attendu que cette demande a pour ob</text:span><text:span text:style-name="T6">jet : </text:span><text:span text:style-name="T6"><text:text-input text:description="Objet des travaux">licence_helper.licenceSubject</text:text-input></text:span><text:span text:style-name="T6"> ;</text:span></text:p>
      <text:p text:style-name="P19"><text:span text:style-name="T36"><office:annotation><dc:creator>Christophe Delcourt</dc:creator><dc:date>2017-07-24T10:00:52</dc:date><text:p text:style-name="P27"><text:span text:style-name="T42">do text</text:span><text:span text:style-name="T43"> </text:span><text:span text:style-name="T42">if not licence_helper.folderCategoryTownship</text:span></text:p></office:annotation></text:span><text:span text:style-name="T36">PAS DE CATEGORIE DE DOSSIER COMMUNAL SELECTIONNEE (Urbanisme – zonage et patrimoine)</text:span></text:p>
      <text:p text:style-name="P9"/>
      <text:p text:style-name="P17">Vu le(s) plan(s) (croquis) annexé(s), lequel (lesquels) prévoit (prévoient) :</text:p>
      <text:p text:style-name="P17">Description du projet : </text:p>
      <text:p text:style-name="P17">Implantation :</text:p>
      <text:p text:style-name="P17">Gabarit :</text:p>
      <text:p text:style-name="P17">Matériaux &amp; teintes :</text:p>
      <text:p text:style-name="P9"/>
      <text:p text:style-name="P10">Logement(s) :</text:p>
      <text:p text:style-name="P20"><office:annotation><dc:creator>Christophe Delcourt</dc:creator><dc:date>2017-07-26T08:47:25</dc:date><text:p><text:span text:style-name="T49">do text if licence_helper.noApplication</text:span></text:p></office:annotation>Attendu que la demande ne concerne pas la création de logement(s) ;</text:p>
      <text:p text:style-name="P9"><text:span text:style-name="T31"><office:annotation><dc:creator>Christophe Delcourt</dc:creator><dc:date>2017-08-18T08:22:22</dc:date><text:p><text:span text:style-name="T50">do text if (</text:span><text:span text:style-name="T51">'Duplex' in licence_helper.licenceSubject</text:span><text:span text:style-name="T52"> or </text:span><text:span text:style-name="T51">'duplex' in licence_helper.licenceSubject</text:span><text:span text:style-name="T52"> or </text:span><text:span text:style-name="T51">'Triplex' in licence_helper.licenceSubject</text:span><text:span text:style-name="T52"> or </text:span><text:span text:style-name="T51">'triplex' in licence_helper.licenceSubject</text:span><text:span text:style-name="T52"> or </text:span><text:span text:style-name="T53">'Appartement' in licence_helper.licenceSubject</text:span><text:span text:style-name="T54"> or </text:span><text:span text:style-name="T53">'Collectif' in licence_helper.licenceSubject</text:span><text:span text:style-name="T54"> or </text:span><text:span text:style-name="T53">'Studio' in licence_helper.licenceSubject</text:span><text:span text:style-name="T54"> or </text:span><text:span text:style-name="T53">'Chambre' in licence_helper.licenceSubject</text:span><text:span text:style-name="T54"> or </text:span><text:span text:style-name="T53">'Logement' in licence_helper.licenceSubject</text:span><text:span text:style-name="T54"> or </text:span><text:span text:style-name="T53">'Kot' in licence_helper.licenceSubject</text:span><text:span text:style-name="T54"> or </text:span><text:span text:style-name="T53">'sidence' in licence_helper.licenceSubject</text:span><text:span text:style-name="T54"> or </text:span><text:span text:style-name="T50">'tudiant' in licence_helper.licenceSubject </text:span><text:span text:style-name="T54">or </text:span><text:span text:style-name="T50">'chambre' in licence_helper.licenceSubject</text:span><text:span text:style-name="T54"> or </text:span><text:span text:style-name="T50">'collectif' in licence_helper.licenceSubject</text:span><text:span text:style-name="T54"> or </text:span><text:span text:style-name="T50">'appartement' in </text:span><text:span text:style-name="T54">licence_helper.folderCategoryTownship or </text:span><text:span text:style-name="T50">'habitations' in </text:span><text:span text:style-name="T54">licence_helper.folderCategoryTownship or </text:span><text:span text:style-name="T50">'logement' in </text:span><text:span text:style-name="T54">licence_helper.folderCategoryTownship or </text:span><text:span text:style-name="T50">'nouvelle' in </text:span><text:span text:style-name="T54">licence_helper.folderCategoryTownship or </text:span><text:span text:style-name="T50">'kot' in licence_helper.licenceSubject or 'studio' in licence_helper.licenceSubject or 'division' in licence_helper.licenceSubject or 'logement' in licence_helper.licenceSubject or </text:span><text:span text:style-name="T53">licence_view.getEvent('</text:span><text:span text:style-name="T50">Fiche logement - Avis logement (Philippe)')) and licence_helper.noApplication</text:span></text:p></office:annotation></text:span><text:span text:style-name="T31">Il semble y avoir nécessité de remplir l'onglet logement !!!</text:span></text:p>
      <text:p text:style-name="P9"><office:annotation><dc:creator>Christophe Delcourt</dc:creator><dc:date>2017-07-26T08:47:25</dc:date><text:p><text:span text:style-name="T49">do text if not licence_helper.noApplication</text:span></text:p></office:annotation>Attendu que, préalablement à la demande, <text:span text:style-name="T6"><text:text-input text:description="">self.habitationsBeforeLicence</text:text-input></text:span><text:span text:style-name="T6"> </text:span><text:span text:style-name="T33">l</text:span><text:span text:style-name="T29">ogement(s) est (sont) existant(s)</text:span>, que la présente demande vise la création de <text:span text:style-name="T6"><text:text-input text:description="">self.additionalHabitationsAsked</text:text-input></text:span><text:span text:style-name="T6"> </text:span><text:span text:style-name="T33">logement(s) supplémentaire(s)</text:span><text:span text:style-name="T6">, que le nombre de </text:span><text:span text:style-name="T33">logement(s)</text:span><text:span text:style-name="T6"> après autorisation serait alors de </text:span><text:span text:style-name="T6"><text:text-input text:description="">self.habitationsAfterLicence</text:text-input></text:span><text:span text:style-name="T6"> ;</text:span></text:p>
      <text:p text:style-name="P10"/>
      <text:p text:style-name="P10">Délai :</text:p>
      <text:p text:style-name="P10"><text:span text:style-name="T29"><office:annotation><dc:creator>Christophe Delcourt</dc:creator><dc:date>2017-08-08T16:09:04</dc:date><text:p text:style-name="P27"><text:span text:style-name="T49">do text if not </text:span><text:span text:style-name="T44">self.getFirstDeposit().getDepositType()</text:span></text:p></office:annotation></text:span><text:span text:style-name="T29">PAS DE TYPE DE DEPOT DOSSIER INITIAL ENCODE (Evènement Dépôt de la <text:s/>DEMANDE)</text:span></text:p>
      <text:p text:style-name="P9"><text:span text:style-name="T37"><office:annotation><dc:creator>Christophe Delcourt</dc:creator><dc:date>2017-07-24T10:12:45</dc:date><text:p text:style-name="P27"><text:span text:style-name="T49">do text if 'surplace' in self.getLastDeposit().getDepositType()</text:span></text:p></office:annotation></text:span><text:span text:style-name="T37">Attendu que la demande a été déposée à l'Administration Communale, contre récépissé de dépôt daté du </text:span><text:span text:style-name="T37"><text:text-input text:description="">licence_view.format_date(licence_view.getLastDeposit().getEventDate())</text:text-input></text:span><text:span text:style-name="T37"> ;</text:span></text:p>
      <text:p text:style-name="P9"><text:span text:style-name="T37"><office:annotation><dc:creator>Christophe Delcourt</dc:creator><dc:date>2017-07-24T10:12:45</dc:date><text:p text:style-name="P27"><text:span text:style-name="T44">do text if</text:span><text:span text:style-name="T49"> 'recommande' in self.getLastDeposit().getDepositType()</text:span></text:p></office:annotation></text:span><text:span text:style-name="T37">Attendu que la demande a été envoyée par poste à l'Administration Communal et a été réceptionnée en date du </text:span><text:span text:style-name="T37"><text:text-input text:description="">licence_view.format_date(licence_view.getLastDeposit().getEventDate())</text:text-input></text:span><text:span text:style-name="T37"> ;</text:span></text:p>
      <text:p text:style-name="P9"><text:span text:style-name="T39"><office:annotation><dc:creator>Christophe Delcourt</dc:creator><dc:date>2017-07-24T10:17:55</dc:date><text:p text:style-name="P27"><text:span text:style-name="T44">do text if self.getLastMissingPartDeposit()</text:span></text:p></office:annotation></text:span><text:span text:style-name="T39">Attendu que la demande a été jugée incomplète par courrier transmis en date du </text:span><text:span text:style-name="T11"><text:text-input text:description="">licence_view.format_date(self.getLastMissingPart().getTransmitDate())</text:text-input></text:span>;</text:p>
      <text:p text:style-name="P26"><text:span text:style-name="T11"/></text:p>
      <text:p text:style-name="P10"><text:span text:style-name="T30"><office:annotation><dc:creator>Christophe Delcourt</dc:creator><dc:date>2017-08-08T16:09:04</dc:date><text:p text:style-name="P27"><text:span text:style-name="T44">do text if (self.getLastMissingPartDeposit() and not self.getLastDefaultAcknowledgment()) and not self.getLastMissingPartDeposit().getDepositType()</text:span></text:p></office:annotation></text:span><text:span text:style-name="T30">PAS DE TYPE DE DEPOT COMPLEMENTS ENCODE (Evènement Récépissé d’un complément à une demande de permis)</text:span></text:p>
      <text:p text:style-name="P16"><text:span text:style-name="T2"><office:annotation><dc:creator>Christophe Delcourt</dc:creator><dc:date>2017-07-24T10:31:08</dc:date><text:p text:style-name="P27"><text:span text:style-name="T44">do text if ((self.getLastMissingPartDeposit() and not self.getLastDefaultAcknowledgment()) and 'surplace' in self.getLastMissingPartDeposit().getDepositType()) </text:span><text:span text:style-name="T47">and (</text:span><text:span text:style-name="T48">'30 jours' in licence_helper.annoncedDelay or '60 jours' in licence_helper.annoncedDelay)</text:span></text:p></office:annotation></text:span><text:span text:style-name="T2">Attendu que les compléments de dossier sollicités ont été déposés à l'administration communale contre récépissé de dépôt daté du </text:span><text:span text:style-name="T2"><text:text-input text:description="">licence_view.format_date(licence_view.getLastMissingPartDeposit().getEventDa</text:text-input></text:span><text:span text:style-name="T2">te()), dès lors, la demande a été jugée complè</text:span><text:span text:style-name="T1">te et a fait l’objet, en application de l’article D.IV.33 du Code, d’un accusé de réception env</text:span><text:span text:style-name="T8"><text:text-input text:description="">licence_view.format_date(licence_view.getLastAcknowledgment().getTransmitDate())</text:text-input></text:span><text:span text:style-name="T15">E').getTransmitDate()), </text:span><text:soft-page-break/><text:span text:style-name="T15">lequel stipule u</text:span>n délai d'instruction de 30 jours ;</text:p>
      <text:p text:style-name="P16"><text:span text:style-name="T14"><office:annotation><dc:creator>Christophe Delcourt</dc:creator><dc:date>2017-07-24T10:31:08</dc:date><text:p text:style-name="P27"><text:span text:style-name="T44">do text if ((self.getLastMissingPartDeposit() and not self.getLastDefaultAcknowledgment()) and 'surplace' in self.getLastMissingPartDeposit().getDepositType()) </text:span><text:span text:style-name="T47">and (</text:span><text:span text:style-name="T48">'75 jours' in licence_helper.annoncedDelay or '105 jours' in licence_helper.annoncedDelay)</text:span></text:p></office:annotation></text:span><text:span text:style-name="T14">Attendu que les compléments de dossier sollicités ont été déposés à l'administration communale contre récépissé de dépôt daté du </text:span><text:span text:style-name="T14"><text:text-input text:description="">licence_view.format_date(licence_view.getLastMissingPartDeposit().getEventDate())</text:text-input></text:span><text:span text:style-name="T14">, dès lors, la demande a été jugée complète et a fait l’objet, en application de l’article D.IV.33 du Code, d’un accusé de réception envoyé en date du </text:span><text:span text:style-name="T15"><text:text-input text:description="">licence_view.format_date(licence_view.getLastAcknowledgment().getTransmitDate())</text:text-input></text:span><text:span text:style-name="T15">, lequel stipule un délai d'instruction de 75 jours ;</text:span></text:p>
      <text:p text:style-name="P12"><text:span text:style-name="T9"><office:annotation><dc:creator>Christophe Delcourt</dc:creator><dc:date>2017-07-24T10:31:08</dc:date><text:p text:style-name="P27"><text:span text:style-name="T44">do text if ((self.getLastMissingPartDeposit() and not self.getLastDefaultAcknowledgment()) and 'surplace' in self.getLastMissingPartDeposit().getDepositType()) </text:span><text:span text:style-name="T47">and (</text:span><text:span text:style-name="T48">'115 jours' in licence_helper.annoncedDelay or '145 jours' in licence_helper.annoncedDelay)</text:span></text:p></office:annotation></text:span><text:span text:style-name="T9">Attendu que les compléments de dossier sollicités ont été déposés à l'administration communale contre récépissé de dépôt daté du </text:span><text:span text:style-name="T9"><text:text-input text:description="">licence_view.format_date(licence_view.getLastMissingPartDeposit().getEventDate())</text:text-input></text:span><text:span text:style-name="T9">, dès lors, la demande a été jugée complète et a fait l’objet, en application de l’article D.IV.33 du Code, d’un accusé de réception envoyé en date du </text:span><text:span text:style-name="T8"><text:text-input text:description="">licence_view.format_date(licence_view.getLastAcknowledgment().getTransmitDate())</text:text-input></text:span><text:span text:style-name="T8">, lequel stipule un délai d'instruction de 115 jours ;</text:span></text:p>
      <text:p text:style-name="P12"><text:span text:style-name="T9"><office:annotation><dc:creator>Christophe Delcourt</dc:creator><dc:date>2017-07-24T10:31:08</dc:date><text:p text:style-name="P27"><text:span text:style-name="T44">do text if ((self.getLastMissingPartDeposit() and not self.getLastDefaultAcknowledgment()) and 'recommande' in self.getLastMissingPartDeposit().getDepositType()) </text:span><text:span text:style-name="T47">and (</text:span><text:span text:style-name="T48">'30 jours' in licence_helper.annoncedDelay or '60 jours' in licence_helper.annoncedDelay)</text:span></text:p></office:annotation></text:span><text:span text:style-name="T9">Attendu que les compléments de dossier sollicités ont été </text:span><text:span text:style-name="T8">envoyés par poste à l'Administration Communale et ont été réceptionnés en date du</text:span><text:span text:style-name="T9"> </text:span><text:span text:style-name="T9"><text:text-input text:description="">licence_view.format_date(licence_view.getLastMissingPartDeposit().getEventDate())</text:text-input></text:span><text:span text:style-name="T9">, dès lors, la demande a été jugée complète et a fait </text:span><text:span text:style-name="T8">l’objet, en application de l’article D.IV.33 du Code, d’un accusé de réception envoyé en date du </text:span><text:span text:style-name="T8"><text:text-input text:description="">licence_view.format_date(licence_view.getLastAcknowledgment().getTransmitDate())</text:text-input></text:span><text:span text:style-name="T8">, lequel stipule un délai d'instruction de 30 jours ;</text:span></text:p>
      <text:p text:style-name="P9"><text:span text:style-name="T12"><office:annotation><dc:creator>Christophe Delcourt</dc:creator><dc:date>2017-07-24T10:31:08</dc:date><text:p text:style-name="P27"><text:span text:style-name="T44">do text if ((self.getLastMissingPartDeposit() and not self.getLastDefaultAcknowledgment()) and 'recommande' in self.getLastMissingPartDeposit().getDepositType()) </text:span><text:span text:style-name="T47">and (</text:span><text:span text:style-name="T48">'75 jours' in licence_helper.annoncedDelay or '105 jours' in licence_helper.annoncedDelay)</text:span></text:p></office:annotation></text:span><text:span text:style-name="T12">Attendu que les compléments de dossier sollicités ont été </text:span><text:span text:style-name="T10">envoyés par poste à l'Administration Communale et ont été réceptionnés en date du</text:span><text:span text:style-name="T12"> </text:span><text:span text:style-name="T12"><text:text-input text:description="">licence_view.format_date(licence_view.getLastMissingPartDeposit().getEventDate())</text:text-input></text:span><text:span text:style-name="T12">, dès lors, la demande a été jugée complète et a fait </text:span><text:span text:style-name="T10">l’objet, en application de l’article D.IV.33 du Code, d’un accusé de réception envoyé en date du </text:span><text:span text:style-name="T10"><text:text-input text:description="">licence_view.format_date(licence_view.getLastAcknowledgment().getTransmitDate())</text:text-input></text:span><text:span text:style-name="T10">, lequel stipule un délai d'instruction de 75 jours ;</text:span></text:p>
      <text:p text:style-name="P9"><text:span text:style-name="T12"><office:annotation><dc:creator>Christophe Delcourt</dc:creator><dc:date>2017-07-24T10:31:08</dc:date><text:p text:style-name="P27"><text:span text:style-name="T44">do text if ((self.getLastMissingPartDeposit() and not self.getLastDefaultAcknowledgment()) and 'recommande' in self.getLastMissingPartDeposit().getDepositType()) </text:span><text:span text:style-name="T47">and (</text:span><text:span text:style-name="T48">'115 jours' in licence_helper.annoncedDelay or '145 jours' in licence_helper.annoncedDelay)</text:span></text:p></office:annotation></text:span><text:span text:style-name="T12">Attendu que les compléments de dossier sollicités ont été </text:span><text:span text:style-name="T10">envoyés par poste à l'Administration Communale et ont été réceptionnés en date du</text:span><text:span text:style-name="T12"> </text:span><text:span text:style-name="T12"><text:text-input text:description="">licence_view.format_date(licence_view.getLastMissingPartDeposit().getEventDate())</text:text-input></text:span><text:span text:style-name="T12">, dès lors, la demande a été jugée complète et a fait </text:span><text:span text:style-name="T10">l’objet, en application de l’article D.IV.33 du Code, d’un accusé de réception envoyé en date du </text:span><text:span text:style-name="T10"><text:text-input text:description="">licence_view.format_date(licence_view.getLastAcknowledgment().getTransmitDate())</text:text-input></text:span><text:span text:style-name="T10">, lequel stipule un délai d'instruction de 115 ;</text:span></text:p>
      <text:p text:style-name="P9"><text:span text:style-name="T10"><office:annotation><dc:creator>Christophe Delcourt</dc:creator><dc:date>2017-07-24T10:21:22</dc:date><text:p text:style-name="P27"><text:span text:style-name="T44">do text if (not self.getLastMissingPartDeposit() and not self.getEvent('Dossier COMPLET PAR DEFAUT')) and (</text:span><text:span text:style-name="T42">'30 jours' in licence_helper.annoncedDelay or '60 jours' in licence_helper.annoncedDelay)</text:span></text:p></office:annotation></text:span><text:span text:style-name="T10">Attendu que la demande complète a fait l’objet, en application de l’article D.IV.33 du Code, d’un accusé de réception envoyé en date du </text:span><text:span text:style-name="T10"><text:text-input text:description="">licence_view.format_date(licence_view.getLastAcknowledgment().getTransmitDate())</text:text-input></text:span><text:span text:style-name="T10">, lequel stipule un délai d'instruction de 30 jours ;</text:span></text:p>
      <text:p text:style-name="P9"><text:span text:style-name="T10"><office:annotation><dc:creator>Christophe Delcourt</dc:creator><dc:date>2017-07-24T10:21:22</dc:date><text:p text:style-name="P27"><text:span text:style-name="T44">do text if (not self.getLastMissingPartDeposit() and not self.getLastDefaultAcknowledgment()) and (</text:span><text:span text:style-name="T42">'75 jours' in licence_helper.annoncedDelay or '105 jours' in licence_helper.annoncedDelay)</text:span></text:p></office:annotation></text:span><text:span text:style-name="T10">Attendu que la demande complète a fait l’objet, en application de l’article D.IV.33 du Code, d’un accusé de réception envoyé en date du </text:span><text:span text:style-name="T10"><text:text-input text:description="">licence_view.format_date(licence_view.getLastAcknowledgment().getTransmitDate())</text:text-input></text:span><text:span text:style-name="T10">, lequel stipule un délai d'instruction de 75 jours ;</text:span></text:p>
      <text:p text:style-name="P14"><text:span text:style-name="T13"><office:annotation><dc:creator>Christophe Delcourt</dc:creator><dc:date>2017-07-24T10:21:22</dc:date><text:p text:style-name="P27"><text:span text:style-name="T44">do text if (not self.getLastMissingPartDeposit() and not self.getLastDefaultAcknowledgment()) and (</text:span><text:span text:style-name="T42">'115 jours' in licence_helper.annoncedDelay or '145 jours' in licence_helper.annoncedDelay)</text:span></text:p></office:annotation></text:span><text:span text:style-name="T13">Attendu que la demande complète a fait l’objet, en application de l’article D.IV.33 du Code, d’un accusé de réception envoyé en date du </text:span><text:span text:style-name="T13"><text:text-input text:description="">licence_view.format_date(licence_view.getLastAcknowledgment().getTransmitDate())</text:text-input></text:span><text:span text:style-name="T13">, lequel stipule un délai d'instruction de 115 jours ;</text:span></text:p>
      <text:p text:style-name="P14"><text:span text:style-name="T34"><office:annotation><dc:creator>Christophe Delcourt</dc:creator><dc:date>2017-08-21T16:41:29</dc:date><text:p text:style-name="P27"><text:span text:style-name="T42">do text if not licence_helper.annoncedDelay</text:span></text:p></office:annotation></text:span><text:span text:style-name="T34">PAS DE DELAI ENCODE : PAS DE PROCEDURE ENCODEE (Analyse urbanisme)</text:span></text:p>
      <text:p text:style-name="P9"><office:annotation><dc:creator>Christophe Delcourt</dc:creator><dc:date>2017-07-24T10:33:04</dc:date><text:p text:style-name="P27"><text:span text:style-name="T44">do text if self.getLastDefaultAcknowledgment()</text:span></text:p></office:annotation>Attendu qu’à défaut de l’envoi de l’accusé de réception visé à l’article D.IV.33 du Code, la demande est considérée comme recevable ;</text:p>
      <text:p text:style-name="P22"><text:span text:style-name="T16"><office:annotation><dc:creator>Christophe Delcourt</dc:creator><dc:date>2017-07-12T07:59:45</dc:date><text:p text:style-name="P28"><text:span text:style-name="T45">do text if (self</text:span><text:span text:style-name="T46">.getLastInquiry() and self</text:span><text:span text:style-name="T45">.getLastInquiry().getSuspension() and 'summer' in self.getLastInquiry().getSuspension_period()) or (self</text:span><text:span text:style-name="T46">.getLastAnnouncement() and self</text:span><text:span text:style-name="T45">.getLastAnnouncement().getSuspension() and 'summer' in self.getLastAnnouncement().getSuspension_period())</text:span></text:p></office:annotation></text:span><text:span text:style-name="T16">Attendu</text:span><text:span text:style-name="T17"> que le délai doit être augmenté de </text:span><text:span text:style-name="T32">.... jours</text:span><text:span text:style-name="T17"> pour cause de suspension relative à l'instruction des mesures de publicité [suspension du</text:span><text:span text:style-name="T16"> 16 juillet au 15 août (max +31 </text:span><text:soft-page-break/><text:span text:style-name="T16">jours)] ;</text:span></text:p>
      <text:p text:style-name="P23"><text:span text:style-name="T37"><office:annotation><dc:creator>Christophe Delcourt</dc:creator><dc:date>2017-07-12T07:59:45</dc:date><text:p text:style-name="P28"><text:span text:style-name="T45">do text if (self</text:span><text:span text:style-name="T46">.getLastInquiry() and self</text:span><text:span text:style-name="T45">.getLastInquiry().getSuspension() and 'winter' in self.getLastInquiry().getSuspension_period()) or (self</text:span><text:span text:style-name="T46">.getLastAnnouncement() and self</text:span><text:span text:style-name="T45">.getLastAnnouncement().getSuspension() and 'winter' in licence_view.getLastAnnouncement().getSuspension_period())</text:span></text:p></office:annotation></text:span><text:span text:style-name="T37">Attendu</text:span> que le délai doit être augmenté de <text:span text:style-name="T29">.... jours</text:span> pour cause de suspension relative à l'instruction des mesures de publicité [s<text:span text:style-name="T37">uspension du <text:s/>24 décembre au 31 décembre (max +8 jours)] ;</text:span></text:p>
      <text:p text:style-name="P15"><text:span text:style-name="T18">Considérant qu'il y a lieu de proroger le délai susdit dès lors que la décision finale devrait être envoyée pour le </text:span><text:span text:style-name="T19"><text:text-input text:description="">licence_view.getLimitDate(self.getLastAcknowledgment().getTransmitDate() - 30)</text:text-input></text:span><text:span text:style-name="T18"> ;</text:span></text:p>
      <text:p text:style-name="P24"/>
      <text:p text:style-name="P21"/>
      <text:p text:style-name="P9">Pour les motifs précités,</text:p>
      <text:p text:style-name="P11"/>
      <text:p text:style-name="P11">D E C I D E :</text:p>
      <text:p text:style-name="P18"/>
      <text:p text:style-name="P8">En application de l'article D.IV.46 du Code de Développement Territorial :</text:p>
      <text:p text:style-name="P8">1/de proroger de 30 jours ladite demande de permis d'urbanisme (la date limite de notification après prorogation sera donc le <text:span text:style-name="T21"><text:text-input text:description="">licence_view.getLimitDate(self.getLastAcknowledgment().getTransmitDate() - 30)</text:text-input></text:span><text:span text:style-name="T20"> ;</text:span></text:p>
      <text:p text:style-name="P7"><office:annotation><dc:creator>Christophe Delcourt</dc:creator><dc:date>2017-08-25T13:40:26</dc:date><text:p text:style-name="P27"><text:span text:style-name="T44">do text if self.getArchitectsSignaletic()</text:span></text:p></office:annotation>2/d'en informer le demandeur, son auteur de projet ainsi que le Fonctionnaire Délégué ;</text:p>
      <text:p text:style-name="P6"><office:annotation><dc:creator>Christophe Delcourt</dc:creator><dc:date>2017-08-25T13:40:35</dc:date><text:p text:style-name="P27"><text:span text:style-name="T44">do text if not self.getArchitectsSignaletic()</text:span></text:p></office:annotation>2/d'en informer le demandeur ainsi que le Fonctionnaire Délégué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52in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hyphenation-ladder-count="no-limit"/>
      <style:text-properties style:language-asian="fr" style:country-asian="FR" fo:hyphenate="false" fo:hyphenation-remain-char-count="2" fo:hyphenation-push-char-count="2"/>
    </style:style>
    <style:style style:name="Style_20_1" style:display-name="Style 1" style:family="paragraph" style:parent-style-name="Standard">
      <style:paragraph-properties fo:orphans="0" fo:widows="0"/>
      <style:text-properties fo:font-size="12pt" fo:letter-spacing="normal" fo:language="en" fo:country="US" fo:font-style="normal" fo:font-weight="normal" style:font-size-asian="12pt" style:language-asian="fr" style:country-asian="FR" style:font-style-asian="normal" style:font-weight-asian="normal"/>
    </style:style>
    <style:style style:name="Style_20_2" style:display-name="Style 2" style:family="paragraph" style:parent-style-name="Standard">
      <style:paragraph-properties fo:margin-left="0in" fo:margin-right="0.1in" fo:margin-top="0.15in" fo:margin-bottom="0in" loext:contextual-spacing="false" fo:text-align="justify" style:justify-single-word="false" fo:orphans="0" fo:widows="0" fo:text-indent="0in" style:auto-text-indent="false"/>
      <style:text-properties fo:font-size="10pt" fo:letter-spacing="normal" fo:language="en" fo:country="US" fo:font-weight="normal" style:font-size-asian="10pt" style:language-asian="fr" style:country-asian="FR" style:font-weight-asian="normal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Retrait_20_corps_20_de_20_texte_20_2" style:display-name="Retrait corps de texte 2" style:family="paragraph" style:parent-style-name="Standard">
      <style:paragraph-properties fo:margin-left="0.8862in" fo:margin-right="0in" fo:margin-top="0in" fo:margin-bottom="0in" loext:contextual-spacing="false" fo:text-align="justify" style:justify-single-word="false" fo:text-indent="-0.8862in" style:auto-text-indent="false">
        <style:tab-stops>
          <style:tab-stop style:position="0.3in"/>
          <style:tab-stop style:position="0.6299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fr" fo:country="B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Character_20_Style_20_1" style:display-name="Character Style 1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Calibri2" fo:font-size="9pt" style:text-underline-style="none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000000" style:font-name="Calibri2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MP3" style:family="paragraph" style:parent-style-name="UrbanFooter">
      <style:paragraph-properties fo:text-align="end" style:justify-single-word="false" fo:padding="0.0291in" fo:border-left="none" fo:border-right="none" fo:border-top="none" fo:border-bottom="0.06pt solid #000000" style:join-border="false"/>
    </style:style>
    <style:style style:name="MP4" style:family="paragraph" style:parent-style-name="UrbanFooter">
      <style:paragraph-properties fo:text-align="start" style:justify-single-word="false"/>
    </style:style>
    <style:style style:name="M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00000" fo:language="fr" fo:country="FR"/>
    </style:style>
    <style:style style:name="MT3" style:family="text">
      <style:text-properties style:use-window-font-color="true" fo:language="fr" fo:country="BE"/>
    </style:style>
    <style:style style:name="MT4" style:family="text">
      <style:text-properties fo:color="#000000" fo:language="fr" fo:country="BE"/>
    </style:style>
    <style:style style:name="MT5" style:family="text">
      <style:text-properties style:font-name="Calibri2" fo:font-size="2pt" style:font-size-asian="1.75pt" style:font-size-complex="2pt"/>
    </style:style>
    <style:style style:name="MT6" style:family="text">
      <style:text-properties style:font-name="Calibri2" fo:font-size="9pt" style:font-size-asian="9pt" style:font-size-complex="9pt"/>
    </style:style>
    <style:style style:name="MT7" style:family="text">
      <style:text-properties style:font-name="Calibri2" fo:font-size="9pt" fo:font-weight="normal" style:font-size-asian="9pt" style:font-weight-asian="normal" style:font-size-complex="9pt" style:font-weight-complex="normal"/>
    </style:style>
    <style:style style:name="MT8" style:family="text">
      <style:text-properties style:font-name="Calibri2" fo:font-size="9pt" fo:language="fr" fo:country="BE" style:font-name-asian="Calibri3" style:font-size-asian="9pt" style:font-name-complex="Calibri3" style:font-size-complex="9pt"/>
    </style:style>
    <style:style style:name="MT9" style:family="text"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style:font-name="Calibri2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MT11" style:family="text">
      <style:text-properties style:font-name="Calibri2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2835in" fo:margin-bottom="0.2366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7665in" fo:margin-left="0in" fo:margin-right="0in" fo:margin-bottom="0.1965in"/>
      </style:header-style>
      <style:footer-style>
        <style:header-footer-properties svg:height="0.906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t de <text:span text:style-name="MT1">décision de prorogation </text:span>pour le dossier <text:span text:style-name="MT2"><text:text-input text:description="">licence_helper.reference</text:text-input></text:span><text:span text:style-name="MT2"> / <text:s/></text:span><text:span text:style-name="MT3"><text:text-input text:description="Demandeurs">self.getApplicantsSignaletic()</text:text-input></text:span><text:span text:style-name="MT3"> - </text:span><text:span text:style-name="MT3"><text:text-input text:description="Situation des travaux">self.getWorkLocationSignaletic()</text:text-input></text:span><text:span text:style-name="MT3"> - </text:span><text:span text:style-name="MT4"><text:text-input text:description="Objet des travaux">licence_helper.licenceSubject</text:text-input></text:span></text:p>
        <text:p text:style-name="MP2"/>
      </style:header>
      <style:footer>
        <text:p text:style-name="MP3"><text:span text:style-name="Police_20_par_20_défaut"><text:span text:style-name="MT5">--</text:span></text:span></text:p>
        <text:p text:style-name="MP4"><text:span text:style-name="Police_20_par_20_défaut"><text:span text:style-name="MT6">(Version décision prorogation : CoDT – Août 2017) - Date impression du projet de décision de prorogation: </text:span></text:span><text:span text:style-name="Police_20_par_20_défaut"><text:span text:style-name="MT7"><text:text-input text:description="Lieu des travaux">tool.formatDate()</text:text-input></text:span></text:span></text:p>
        <text:p text:style-name="MP4"><text:span text:style-name="Police_20_par_20_défaut"><text:span text:style-name="MT6">Agent traitant : </text:span></text:span><text:span text:style-name="Police_20_par_20_défaut"><text:span text:style-name="MT8"><text:text-input text:description="Signalétique des demandeurs">self.getFoldermanagers()[0].getName2()</text:text-input></text:span></text:span><text:span text:style-name="Police_20_par_20_défaut"><text:span text:style-name="MT8"> </text:span></text:span><text:span text:style-name="Police_20_par_20_défaut"><text:span text:style-name="MT8"><text:text-input text:description="Signalétique des demandeurs">self.getFoldermanagers()[0].getName1()</text:text-input></text:span></text:span><text:span text:style-name="Police_20_par_20_défaut"><text:span text:style-name="MT8"> - </text:span></text:span><text:span text:style-name="MT9">Tél. : </text:span><text:span text:style-name="MT10"><text:text-input text:description="Signalétique des demandeurs">self.getFoldermanagers()[0].getPhone()</text:text-input></text:span></text:p>
        <text:p text:style-name="MP5"><text:span text:style-name="MT11">Page </text:span><text:span text:style-name="MT11"><text:page-number text:select-page="current">3</text:page-number></text:span><text:span text:style-name="MT11"> de </text:span><text:span text:style-name="MT11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7-19T15:51:00.875004080</dc:date>
    <meta:editing-duration>P3DT23H59M37S</meta:editing-duration>
    <meta:editing-cycles>1126</meta:editing-cycles>
    <meta:generator>LibreOffice/5.1.6.2$Linux_X86_64 LibreOffice_project/10m0$Build-2</meta:generator>
    <meta:print-date>2016-03-14T17:29:22.93</meta:print-date>
    <meta:document-statistic meta:table-count="0" meta:image-count="0" meta:object-count="0" meta:page-count="3" meta:paragraph-count="49" meta:word-count="1077" meta:character-count="7868" meta:non-whitespace-character-count="6930"/>
  </office:meta>
</office:document-meta>
</file>